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Default"/>
          <table:table-cell table:style-name="ce2" table:number-columns-repeated="3"/>
          <table:table-cell/>
        </table:table-row>
        <table:table-row table:style-name="ro2">
          <table:table-cell table:style-name="Default"/>
          <table:table-cell table:style-name="ce2" office:value-type="string">
            <text:p>XStream v1.2.2</text:p>
          </table:table-cell>
          <table:table-cell table:style-name="ce2" office:value-type="string">
            <text:p>Smooks v1.2.4</text:p>
          </table:table-cell>
          <table:table-cell table:style-name="ce2" office:value-type="string">
            <text:p>JiBX v1.2.1</text:p>
          </table:table-cell>
          <table:table-cell>
            <draw:frame table:end-cell-address="Sheet1.M27" table:end-x="0.603cm" table:end-y="0.164cm" draw:z-index="0" draw:style-name="gr1" svg:width="18.566cm" svg:height="10.709cm" svg:x="0.102cm" svg:y="0.1cm">
              <draw:object draw:notify-on-update-of-ranges="Sheet1.A2:Sheet1.A2 Sheet1.A3:Sheet1.A10 Sheet1.B2:Sheet1.B2 Sheet1.B3:Sheet1.B10 Sheet1.C2:Sheet1.C2 Sheet1.C3:Sheet1.C10 Sheet1.D2:Sheet1.D2 Sheet1.D3:Sheet1.D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0436">
            <text:p>10436</text:p>
          </table:table-cell>
          <table:table-cell office:value-type="float" office:value="10989">
            <text:p>10989</text:p>
          </table:table-cell>
          <table:table-cell office:value-type="float" office:value="6715">
            <text:p>6715</text:p>
          </table:table-cell>
          <table:table-cell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9065">
            <text:p>19065</text:p>
          </table:table-cell>
          <table:table-cell office:value-type="float" office:value="13262">
            <text:p>13262</text:p>
          </table:table-cell>
          <table:table-cell office:value-type="float" office:value="7683">
            <text:p>7683</text:p>
          </table:table-cell>
          <table:table-cell/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30302">
            <text:p>30302</text:p>
          </table:table-cell>
          <table:table-cell office:value-type="float" office:value="17003">
            <text:p>17003</text:p>
          </table:table-cell>
          <table:table-cell office:value-type="float" office:value="9573">
            <text:p>9573</text:p>
          </table:table-cell>
          <table:table-cell/>
        </table:table-row>
        <table:table-row table:style-name="ro1">
          <table:table-cell office:value-type="float" office:value="5482">
            <text:p>5482</text:p>
          </table:table-cell>
          <table:table-cell office:value-type="float" office:value="59535">
            <text:p>59535</text:p>
          </table:table-cell>
          <table:table-cell office:value-type="float" office:value="25046">
            <text:p>25046</text:p>
          </table:table-cell>
          <table:table-cell office:value-type="float" office:value="12678">
            <text:p>12678</text:p>
          </table:table-cell>
          <table:table-cell/>
        </table:table-row>
        <table:table-row table:style-name="ro1">
          <table:table-cell office:value-type="float" office:value="10918">
            <text:p>10918</text:p>
          </table:table-cell>
          <table:table-cell office:value-type="float" office:value="114182">
            <text:p>114182</text:p>
          </table:table-cell>
          <table:table-cell office:value-type="float" office:value="41393">
            <text:p>41393</text:p>
          </table:table-cell>
          <table:table-cell office:value-type="float" office:value="19429">
            <text:p>19429</text:p>
          </table:table-cell>
          <table:table-cell/>
        </table:table-row>
        <table:table-row table:style-name="ro1">
          <table:table-cell office:value-type="float" office:value="19977">
            <text:p>19977</text:p>
          </table:table-cell>
          <table:table-cell office:value-type="float" office:value="202478">
            <text:p>202478</text:p>
          </table:table-cell>
          <table:table-cell office:value-type="float" office:value="71520">
            <text:p>71520</text:p>
          </table:table-cell>
          <table:table-cell office:value-type="float" office:value="30445">
            <text:p>30445</text:p>
          </table:table-cell>
          <table:table-cell/>
        </table:table-row>
        <table:table-row table:style-name="ro1">
          <table:table-cell office:value-type="float" office:value="39910">
            <text:p>39910</text:p>
          </table:table-cell>
          <table:table-cell office:value-type="float" office:value="407079">
            <text:p>407079</text:p>
          </table:table-cell>
          <table:table-cell office:value-type="float" office:value="120937">
            <text:p>120937</text:p>
          </table:table-cell>
          <table:table-cell office:value-type="float" office:value="56459">
            <text:p>56459</text:p>
          </table:table-cell>
          <table:table-cell/>
        </table:table-row>
        <table:table-row table:style-name="ro1">
          <table:table-cell office:value-type="float" office:value="60446">
            <text:p>60446</text:p>
          </table:table-cell>
          <table:table-cell office:value-type="float" office:value="620721">
            <text:p>620721</text:p>
          </table:table-cell>
          <table:table-cell office:value-type="float" office:value="187471">
            <text:p>187471</text:p>
          </table:table-cell>
          <table:table-cell office:value-type="float" office:value="84496">
            <text:p>84496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/02/2010</text:date>, <text:time>12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m Fennelly</meta:initial-creator>
    <meta:creation-date>2010-02-02T10:02:27</meta:creation-date>
    <dc:date>2010-02-02T12:32:21</dc:date>
    <dc:creator>Tom Fennelly</dc:creator>
    <meta:editing-duration>PT01H13M53S</meta:editing-duration>
    <meta:editing-cycles>15</meta:editing-cycles>
    <meta:generator>OpenOffice.org/3.1$Unix OpenOffice.org_project/310m19$Build-9420</meta:generator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8.567cm" svg:height="10.71cm" chart:class="chart:bar" chart:style-name="ch1">
        <chart:title svg:x="7.081cm" svg:y="0.215cm" chart:style-name="ch2">
          <text:p>Relative Performance</text:p>
        </chart:title>
        <chart:subtitle svg:x="7.617cm" svg:y="0.943cm" chart:style-name="ch3">
          <text:p>(50,000 Messages)</text:p>
        </chart:subtitle>
        <chart:legend chart:legend-position="end" svg:x="15.612cm" svg:y="4.686cm" chart:style-name="ch4"/>
        <chart:plot-area chart:style-name="ch5" table:cell-range-address="Sheet1.A2:Sheet1.D10" chart:data-source-has-labels="both" svg:x="0.541cm" svg:y="1.6cm" svg:width="14.701cm" svg:height="8.669cm">
          <chart:axis chart:dimension="x" chart:name="primary-x" chart:style-name="ch6">
            <chart:title svg:x="6.64cm" svg:y="9.931cm" chart:style-name="ch7">
              <text:p>Message Size (bytes)</text:p>
            </chart:title>
            <chart:categories table:cell-range-address="Sheet1.A3:Sheet1.A10"/>
          </chart:axis>
          <chart:axis chart:dimension="y" chart:name="primary-y" chart:style-name="ch8">
            <chart:title svg:x="0.372cm" svg:y="7.196cm" chart:style-name="ch9">
              <text:p>Processing Time (ms)</text:p>
            </chart:title>
            <chart:grid chart:style-name="ch10" chart:class="major"/>
          </chart:axis>
          <chart:series chart:style-name="ch11" chart:values-cell-range-address="Sheet1.B3:Sheet1.B10" chart:label-cell-address="Sheet1.B2:Sheet1.B2" chart:class="chart:bar">
            <chart:data-point chart:repeated="8"/>
          </chart:series>
          <chart:series chart:style-name="ch12" chart:values-cell-range-address="Sheet1.C3:Sheet1.C10" chart:label-cell-address="Sheet1.C2:Sheet1.C2" chart:class="chart:bar">
            <chart:data-point chart:repeated="8"/>
          </chart:series>
          <chart:series chart:style-name="ch13" chart:values-cell-range-address="Sheet1.D3:Sheet1.D10" chart:label-cell-address="Sheet1.D2:Sheet1.D2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:Sheet1.B2">XStream v1.2.2</text:p>
              </table:table-cell>
              <table:table-cell office:value-type="string">
                <text:p text:id="Sheet1.C2:Sheet1.C2">Smooks v1.2.4</text:p>
              </table:table-cell>
              <table:table-cell office:value-type="string">
                <text:p text:id="Sheet1.D2:Sheet1.D2">JiBX v1.2.1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10">384</text:p>
              </table:table-cell>
              <table:table-cell office:value-type="float" office:value="10436">
                <text:p text:id="Sheet1.B3:Sheet1.B10">10436</text:p>
              </table:table-cell>
              <table:table-cell office:value-type="float" office:value="10989">
                <text:p text:id="Sheet1.C3:Sheet1.C10">10989</text:p>
              </table:table-cell>
              <table:table-cell office:value-type="float" office:value="6715">
                <text:p text:id="Sheet1.D3:Sheet1.D10">671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9065">
                <text:p>19065</text:p>
              </table:table-cell>
              <table:table-cell office:value-type="float" office:value="13262">
                <text:p>1326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30302">
                <text:p>30302</text:p>
              </table:table-cell>
              <table:table-cell office:value-type="float" office:value="17003">
                <text:p>17003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5482</text:p>
              </table:table-cell>
              <table:table-cell office:value-type="float" office:value="59535">
                <text:p>59535</text:p>
              </table:table-cell>
              <table:table-cell office:value-type="float" office:value="25046">
                <text:p>25046</text:p>
              </table:table-cell>
              <table:table-cell office:value-type="float" office:value="12678">
                <text:p>12678</text:p>
              </table:table-cell>
            </table:table-row>
            <table:table-row>
              <table:table-cell office:value-type="string">
                <text:p>10918</text:p>
              </table:table-cell>
              <table:table-cell office:value-type="float" office:value="114182">
                <text:p>114182</text:p>
              </table:table-cell>
              <table:table-cell office:value-type="float" office:value="41393">
                <text:p>41393</text:p>
              </table:table-cell>
              <table:table-cell office:value-type="float" office:value="19429">
                <text:p>19429</text:p>
              </table:table-cell>
            </table:table-row>
            <table:table-row>
              <table:table-cell office:value-type="string">
                <text:p>19977</text:p>
              </table:table-cell>
              <table:table-cell office:value-type="float" office:value="202478">
                <text:p>202478</text:p>
              </table:table-cell>
              <table:table-cell office:value-type="float" office:value="71520">
                <text:p>71520</text:p>
              </table:table-cell>
              <table:table-cell office:value-type="float" office:value="30445">
                <text:p>30445</text:p>
              </table:table-cell>
            </table:table-row>
            <table:table-row>
              <table:table-cell office:value-type="string">
                <text:p>39910</text:p>
              </table:table-cell>
              <table:table-cell office:value-type="float" office:value="407079">
                <text:p>407079</text:p>
              </table:table-cell>
              <table:table-cell office:value-type="float" office:value="120937">
                <text:p>120937</text:p>
              </table:table-cell>
              <table:table-cell office:value-type="float" office:value="56459">
                <text:p>56459</text:p>
              </table:table-cell>
            </table:table-row>
            <table:table-row>
              <table:table-cell office:value-type="string">
                <text:p>60446</text:p>
              </table:table-cell>
              <table:table-cell office:value-type="float" office:value="620721">
                <text:p>620721</text:p>
              </table:table-cell>
              <table:table-cell office:value-type="float" office:value="187471">
                <text:p>187471</text:p>
              </table:table-cell>
              <table:table-cell office:value-type="float" office:value="84496">
                <text:p>84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